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3349b9" style:parent-style-name="Normal">
      <style:paragraph-properties fo:line-height="100%" fo:margin-bottom="0.0mm" fo:margin-top="0.0mm"/>
    </style:style>
    <style:style style:family="table-cell" style:name="a37717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2312f" style:parent-style-name="Normal">
      <style:paragraph-properties fo:line-height="100%" fo:margin-bottom="0.0mm" fo:margin-top="0.0mm"/>
    </style:style>
    <style:style style:family="table-cell" style:name="aeac20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20b9e" style:parent-style-name="Normal">
      <style:paragraph-properties fo:line-height="100%" fo:margin-bottom="0.0mm" fo:margin-top="0.0mm"/>
    </style:style>
    <style:style style:family="table-cell" style:name="a8a9df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71b5e" style:parent-style-name="Normal">
      <style:paragraph-properties fo:line-height="100%" fo:margin-bottom="0.0mm" fo:margin-top="0.0mm"/>
    </style:style>
    <style:style style:family="table-cell" style:name="a6a788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514d0" style:parent-style-name="Normal">
      <style:paragraph-properties fo:line-height="100%" fo:margin-bottom="0.0mm" fo:margin-top="0.0mm"/>
    </style:style>
    <style:style style:family="table-cell" style:name="ad1ca2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367bd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1f26c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8f663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72b07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013ea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c8a20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c03d" style:parent-style-name="Normal">
      <style:paragraph-properties fo:line-height="100%" fo:margin-bottom="0.0mm" fo:margin-top="0.0mm"/>
      <style:text-properties fo:country="US" fo:language="en"/>
    </style:style>
    <style:style style:family="paragraph" style:name="a31e1b5" style:parent-style-name="Normal">
      <style:paragraph-properties fo:line-height="100%" fo:margin-bottom="0.0mm" fo:margin-top="0.0mm" fo:text-align="center"/>
      <style:text-properties fo:country="US" fo:language="en"/>
    </style:style>
    <style:style style:family="paragraph" style:name="ac1ef86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ab174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87fc1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14edb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38f2d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802d4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728b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787dd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d274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2f1f1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9bb37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6dfef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0aeb02">
      <style:table-column-properties style:rel-column-width="33*"/>
    </style:style>
    <style:style style:family="table" style:name="a818cc9">
      <style:table-properties fo:margin-left="0.0mm" style:width="12.381cm" table:align="left"/>
    </style:style>
    <style:style style:family="table-cell" style:name="a37a64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6b909" style:parent-style-name="Normal">
      <style:paragraph-properties fo:line-height="100%" fo:margin-bottom="0.0mm" fo:margin-top="0.0mm"/>
    </style:style>
    <style:style style:family="table-cell" style:name="ad412a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9017c" style:parent-style-name="Normal">
      <style:paragraph-properties fo:line-height="100%" fo:margin-bottom="0.0mm" fo:margin-top="0.0mm"/>
    </style:style>
    <style:style style:family="table-cell" style:name="ac4ccff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c723a" style:parent-style-name="Normal">
      <style:paragraph-properties fo:line-height="100%" fo:margin-bottom="0.0mm" fo:margin-top="0.0mm"/>
    </style:style>
    <style:style style:family="table-cell" style:name="a925eb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f6b29" style:parent-style-name="Normal">
      <style:paragraph-properties fo:line-height="100%" fo:margin-bottom="0.0mm" fo:margin-top="0.0mm"/>
    </style:style>
    <style:style style:family="table-cell" style:name="ac3a47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9fb93" style:parent-style-name="Normal">
      <style:paragraph-properties fo:line-height="100%" fo:margin-bottom="0.0mm" fo:margin-top="0.0mm"/>
    </style:style>
    <style:style style:family="paragraph" style:name="a415e0f" style:parent-style-name="Normal">
      <style:paragraph-properties fo:line-height="100%" fo:margin-bottom="0.0mm" fo:margin-top="0.0mm"/>
    </style:style>
    <style:style style:data-style-name="N2" style:family="table-cell" style:name="a9b038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e467f" style:parent-style-name="Normal">
      <style:paragraph-properties fo:line-height="100%" fo:margin-bottom="0.0mm" fo:margin-top="0.0mm"/>
    </style:style>
    <style:style style:family="paragraph" style:name="ad04547" style:parent-style-name="Normal">
      <style:paragraph-properties fo:line-height="100%" fo:margin-bottom="0.0mm" fo:margin-top="0.0mm"/>
    </style:style>
    <style:style style:family="table-cell" style:name="afa709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46734" style:parent-style-name="Normal">
      <style:paragraph-properties fo:line-height="100%" fo:margin-bottom="0.0mm" fo:margin-top="0.0mm"/>
    </style:style>
    <style:style style:family="paragraph" style:name="a3a82f5" style:parent-style-name="Normal">
      <style:paragraph-properties fo:line-height="100%" fo:margin-bottom="0.0mm" fo:margin-top="0.0mm"/>
    </style:style>
    <style:style style:data-style-name="N0" style:family="table-cell" style:name="ac6d87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4058e" style:parent-style-name="Normal">
      <style:paragraph-properties fo:break-before="page" fo:line-height="100%" fo:margin-bottom="0.0mm" fo:margin-top="0.0mm"/>
    </style:style>
    <style:style style:family="table-cell" style:name="abbd9b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b86ba">
      <style:table-row-properties style:row-height="4.83mm"/>
    </style:style>
    <style:style style:family="table-column" style:name="a90d49d">
      <style:table-column-properties style:rel-column-width="20*"/>
    </style:style>
    <style:style style:family="table" style:name="ac82f1d">
      <style:table-properties fo:margin-left="0.0mm" style:width="15.984cm" table:align="left"/>
    </style:style>
    <number:currency-style style:name="N0P0" style:volatile="true">
      <number:number number:decimal-places="3" number:grouping="true" number:min-integer-digits="1"/>
      <number:currency-symbol number:country="DE" number:language="de">€</number:currency-symbol>
    </number:currency-style>
    <number:currency-style style:name="N0">
      <style:text-properties fo:color="#ff0000"/>
      <number:text>-</number:text>
      <number:number number:decimal-places="3" number:grouping="true" number:min-integer-digits="1"/>
      <number:currency-symbol number:country="DE" number:language="de">€</number:currency-symbol>
      <style:map style:apply-style-name="N0P0" style:condition="value()&gt;0"/>
    </number:currency-style>
    <number:number-style style:name="N2">
      <number:scientific-number number:decimal-places="2" number:min-exponent-digits="3" number:min-integer-digits="1"/>
    </number:number-style>
  </office:automatic-styles>
  <office:body>
    <office:text>
      <table:table table:style-name="ac82f1d">
        <table:table-column table:number-columns-repeated="5" table:style-name="a90d49d"/>
        <table:table-row table:style-name="aab86ba">
          <table:table-cell table:style-name="abbd9b7">
            <text:p text:style-name="a44058e">1</text:p>
          </table:table-cell>
          <table:table-cell table:number-columns-spanned="2" table:style-name="ac6d879">
            <text:p text:style-name="a3a82f5">2,00 €</text:p>
            <text:p text:style-name="af46734">00:00:00</text:p>
          </table:table-cell>
          <table:table-cell table:style-name="afa7092">
            <text:p text:style-name="ad04547">4</text:p>
          </table:table-cell>
          <table:table-cell>
            <text:p text:style-name="ade467f"/>
          </table:table-cell>
        </table:table-row>
        <table:table-row>
          <table:table-cell table:style-name="a9b0384">
            <text:p text:style-name="a415e0f">1,10E+001</text:p>
            <text:p text:style-name="a39fb93">111,00%</text:p>
          </table:table-cell>
          <table:table-cell table:style-name="ac3a471">
            <text:p text:style-name="a9f6b29">22</text:p>
          </table:table-cell>
          <table:table-cell table:style-name="a925eba">
            <text:p text:style-name="a0c723a">33</text:p>
          </table:table-cell>
          <table:table-cell table:style-name="ac4ccff">
            <text:p text:style-name="ac9017c">44</text:p>
          </table:table-cell>
          <table:table-cell table:style-name="ad412ae">
            <text:p text:style-name="ad6b909">55</text:p>
          </table:table-cell>
        </table:table-row>
        <table:table-row>
          <table:table-cell table:number-columns-spanned="4" table:style-name="a37a646">
            <table:table table:style-name="a818cc9">
              <table:table-column table:number-columns-repeated="3" table:style-name="a0aeb02"/>
              <table:table-row>
                <table:table-cell table:style-name="a6dfef7">
                  <text:p text:style-name="ae9bb37">I</text:p>
                </table:table-cell>
                <table:table-cell table:style-name="a2f1f11">
                  <text:p text:style-name="a80d274">II</text:p>
                </table:table-cell>
                <table:table-cell table:style-name="a787dd8">
                  <text:p text:style-name="a80728b">III</text:p>
                </table:table-cell>
              </table:table-row>
              <table:table-row>
                <table:table-cell table:style-name="a802d4c">
                  <text:p text:style-name="a138f2d">Ia</text:p>
                </table:table-cell>
                <table:table-cell table:style-name="a14edb8">
                  <text:p text:style-name="ad87fc1">IIa</text:p>
                </table:table-cell>
                <table:table-cell table:style-name="aab1747">
                  <text:p text:style-name="ac1ef86">IIIa</text:p>
                </table:table-cell>
              </table:table-row>
            </table:table>
            <text:p text:style-name="a31e1b5">Xxx</text:p>
            <text:p text:style-name="aabc03d">lö</text:p>
          </table:table-cell>
        </table:table-row>
        <table:table-row>
          <table:table-cell table:style-name="ac8a208">
            <text:p text:style-name="ac013ea">2222</text:p>
          </table:table-cell>
          <table:table-cell table:number-columns-spanned="3" table:style-name="a72b074">
            <text:p text:style-name="ab8f663">INGO</text:p>
          </table:table-cell>
          <table:table-cell table:style-name="a1f26cc">
            <text:p text:style-name="a5367bd">3333</text:p>
          </table:table-cell>
        </table:table-row>
        <table:table-row>
          <table:table-cell table:style-name="ad1ca20">
            <text:p text:style-name="ae514d0">a</text:p>
          </table:table-cell>
          <table:table-cell table:style-name="a6a7885">
            <text:p text:style-name="a771b5e">b</text:p>
          </table:table-cell>
          <table:table-cell table:style-name="a8a9df9">
            <text:p text:style-name="a520b9e">c</text:p>
          </table:table-cell>
          <table:table-cell table:style-name="aeac200">
            <text:p text:style-name="ad2312f">d</text:p>
          </table:table-cell>
          <table:table-cell table:style-name="a377176">
            <text:p text:style-name="a3349b9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Normal" style:parent-style-name="default_paragraph_style">
      <style:paragraph-properties fo:line-height="107%" fo:margin-bottom="2.82mm" fo:margin-top="0.0mm"/>
      <style:text-properties fo:font-size="11.0pt" style:font-size-asian="11.0pt"/>
    </style:style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0%" fo:text-align="left"/>
      <style:text-properties fo:country="DE" fo:font-size="10.0pt" fo:font-style="normal" fo:font-weight="normal" fo:language="de" fo:letter-spacing="normal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10S</meta:editing-duration>
  </office:meta>
</office:document-meta>
</file>